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1.148cm"/>
    </style:style>
    <style:style style:name="co4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ra Ejecución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2da Ejecución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3ra Ejecución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Promedio</text:p>
          </table:table-cell>
          <table:covered-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DataFrame</text:p>
          </table:table-cell>
          <table:table-cell/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DataFrame</text:p>
          </table:table-cell>
          <table:table-cell/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DataFrame</text:p>
          </table:table-cell>
          <table:table-cell/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DataFram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jercicio 1</text:p>
          </table:table-cell>
          <table:table-cell table:style-name="ce1" office:value-type="float" office:value="29.5751459598541" calcext:value-type="float">
            <text:p>29.5751459598541</text:p>
          </table:table-cell>
          <table:table-cell table:style-name="ce1" office:value-type="float" office:value="16.2935149669647" calcext:value-type="float">
            <text:p>16.2935149669647</text:p>
          </table:table-cell>
          <table:table-cell table:style-name="ce1"/>
          <table:table-cell table:style-name="ce1" office:value-type="float" office:value="14.9283051490784" calcext:value-type="float">
            <text:p>14.9283051490784</text:p>
          </table:table-cell>
          <table:table-cell table:style-name="ce1" office:value-type="float" office:value="17.2089109420776" calcext:value-type="float">
            <text:p>17.2089109420776</text:p>
          </table:table-cell>
          <table:table-cell table:style-name="ce1"/>
          <table:table-cell table:style-name="ce1" office:value-type="float" office:value="14.0231459140778" calcext:value-type="float">
            <text:p>14.0231459140778</text:p>
          </table:table-cell>
          <table:table-cell table:style-name="ce1" office:value-type="float" office:value="16.2050459384918" calcext:value-type="float">
            <text:p>16.2050459384918</text:p>
          </table:table-cell>
          <table:table-cell table:style-name="ce1"/>
          <table:table-cell table:style-name="ce1" table:formula="of:=([.B5]+[.E5]+[.H5])/3" office:value-type="float" office:value="19.5088656743368" calcext:value-type="float">
            <text:p>19.5088656743368</text:p>
          </table:table-cell>
          <table:table-cell table:style-name="ce3" table:formula="of:=([.C5]+[.F5]+[.I5])/3" office:value-type="float" office:value="16.5691572825114" calcext:value-type="float">
            <text:p>16.569157282511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jercicio 2</text:p>
          </table:table-cell>
          <table:table-cell table:style-name="ce1" office:value-type="float" office:value="22.1358699798584" calcext:value-type="float">
            <text:p>22.1358699798584</text:p>
          </table:table-cell>
          <table:table-cell table:style-name="ce1" office:value-type="float" office:value="18.6431849002838" calcext:value-type="float">
            <text:p>18.6431849002838</text:p>
          </table:table-cell>
          <table:table-cell table:style-name="ce1"/>
          <table:table-cell table:style-name="ce1" office:value-type="float" office:value="20.5879430770874" calcext:value-type="float">
            <text:p>20.5879430770874</text:p>
          </table:table-cell>
          <table:table-cell table:style-name="ce1" office:value-type="float" office:value="21.6743769645691" calcext:value-type="float">
            <text:p>21.6743769645691</text:p>
          </table:table-cell>
          <table:table-cell table:style-name="ce1"/>
          <table:table-cell table:style-name="ce1" office:value-type="float" office:value="21.196398973465" calcext:value-type="float">
            <text:p>21.196398973465</text:p>
          </table:table-cell>
          <table:table-cell table:style-name="ce1" office:value-type="float" office:value="21.2251880168915" calcext:value-type="float">
            <text:p>21.2251880168915</text:p>
          </table:table-cell>
          <table:table-cell table:style-name="ce1"/>
          <table:table-cell table:style-name="ce1" table:formula="of:=([.B6]+[.E6]+[.H6])/3" office:value-type="float" office:value="21.3067373434703" calcext:value-type="float">
            <text:p>21.3067373434703</text:p>
          </table:table-cell>
          <table:table-cell table:style-name="ce3" table:formula="of:=([.C6]+[.F6]+[.I6])/3" office:value-type="float" office:value="20.5142499605815" calcext:value-type="float">
            <text:p>20.5142499605815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jercicio 3</text:p>
          </table:table-cell>
          <table:table-cell table:style-name="ce1" office:value-type="float" office:value="0.517794847488403" calcext:value-type="float">
            <text:p>0.517794847488403</text:p>
          </table:table-cell>
          <table:table-cell table:style-name="ce1" office:value-type="float" office:value="1.22012519836426" calcext:value-type="float">
            <text:p>1.22012519836426</text:p>
          </table:table-cell>
          <table:table-cell table:style-name="ce1"/>
          <table:table-cell table:style-name="ce1" office:value-type="float" office:value="0.440157890319824" calcext:value-type="float">
            <text:p>0.440157890319824</text:p>
          </table:table-cell>
          <table:table-cell table:style-name="ce1" office:value-type="float" office:value="1.61104798316956" calcext:value-type="float">
            <text:p>1.61104798316956</text:p>
          </table:table-cell>
          <table:table-cell table:style-name="ce1"/>
          <table:table-cell table:style-name="ce1" office:value-type="float" office:value="0.636836051940918" calcext:value-type="float">
            <text:p>0.636836051940918</text:p>
          </table:table-cell>
          <table:table-cell table:style-name="ce1" office:value-type="float" office:value="1.17959904670715" calcext:value-type="float">
            <text:p>1.17959904670715</text:p>
          </table:table-cell>
          <table:table-cell table:style-name="ce1"/>
          <table:table-cell table:style-name="ce3" table:formula="of:=([.B7]+[.E7]+[.H7])/3" office:value-type="float" office:value="0.531596263249715" calcext:value-type="float">
            <text:p>0.531596263249715</text:p>
          </table:table-cell>
          <table:table-cell table:style-name="ce1" table:formula="of:=([.C7]+[.F7]+[.I7])/3" office:value-type="float" office:value="1.33692407608032" calcext:value-type="float">
            <text:p>1.33692407608032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jercicio 4</text:p>
          </table:table-cell>
          <table:table-cell table:style-name="ce1" office:value-type="float" office:value="34.4983978271484" calcext:value-type="float">
            <text:p>34.4983978271484</text:p>
          </table:table-cell>
          <table:table-cell table:style-name="ce1" office:value-type="float" office:value="30.5472369194031" calcext:value-type="float">
            <text:p>30.5472369194031</text:p>
          </table:table-cell>
          <table:table-cell table:style-name="ce1"/>
          <table:table-cell table:style-name="ce1" office:value-type="float" office:value="36.0381889343262" calcext:value-type="float">
            <text:p>36.0381889343262</text:p>
          </table:table-cell>
          <table:table-cell table:style-name="ce1" office:value-type="float" office:value="30.2785940170288" calcext:value-type="float">
            <text:p>30.2785940170288</text:p>
          </table:table-cell>
          <table:table-cell table:style-name="ce1"/>
          <table:table-cell table:style-name="ce1" office:value-type="float" office:value="35.6408500671387" calcext:value-type="float">
            <text:p>35.6408500671387</text:p>
          </table:table-cell>
          <table:table-cell table:style-name="ce1" office:value-type="float" office:value="32.5039570331573" calcext:value-type="float">
            <text:p>32.5039570331573</text:p>
          </table:table-cell>
          <table:table-cell table:style-name="ce1"/>
          <table:table-cell table:style-name="ce8" table:formula="of:=([.B8]+[.E8]+[.H8])/3" office:value-type="float" office:value="35.3924789428711" calcext:value-type="float">
            <text:p>35.3924789428711</text:p>
          </table:table-cell>
          <table:table-cell table:style-name="ce1" table:formula="of:=([.C8]+[.F8]+[.I8])/3" office:value-type="float" office:value="31.1099293231964" calcext:value-type="float">
            <text:p>31.1099293231964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jercicio 6</text:p>
          </table:table-cell>
          <table:table-cell table:style-name="ce1" office:value-type="float" office:value="7.10674500465393" calcext:value-type="float">
            <text:p>7.10674500465393</text:p>
          </table:table-cell>
          <table:table-cell table:style-name="ce1" table:number-columns-repeated="2"/>
          <table:table-cell table:style-name="ce1" office:value-type="float" office:value="7.08188509941101" calcext:value-type="float">
            <text:p>7.08188509941101</text:p>
          </table:table-cell>
          <table:table-cell table:style-name="ce1" table:number-columns-repeated="2"/>
          <table:table-cell table:style-name="ce1" office:value-type="float" office:value="6.79129219055176" calcext:value-type="float">
            <text:p>6.79129219055176</text:p>
          </table:table-cell>
          <table:table-cell table:style-name="ce1" table:number-columns-repeated="2"/>
          <table:table-cell table:style-name="ce8" table:formula="of:=([.B9]+[.E9]+[.H9])/3" office:value-type="float" office:value="6.9933074315389" calcext:value-type="float">
            <text:p>6.9933074315389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Ejercicio 7</text:p>
          </table:table-cell>
          <table:table-cell table:style-name="ce1" office:value-type="float" office:value="1.64525508880615" calcext:value-type="float">
            <text:p>1.64525508880615</text:p>
          </table:table-cell>
          <table:table-cell table:style-name="ce1" table:number-columns-repeated="2"/>
          <table:table-cell table:style-name="ce1" office:value-type="float" office:value="1.44801902770996" calcext:value-type="float">
            <text:p>1.44801902770996</text:p>
          </table:table-cell>
          <table:table-cell table:style-name="ce1" table:number-columns-repeated="2"/>
          <table:table-cell table:style-name="ce1" office:value-type="float" office:value="1.77711701393127" calcext:value-type="float">
            <text:p>1.77711701393127</text:p>
          </table:table-cell>
          <table:table-cell table:style-name="ce1" table:number-columns-repeated="2"/>
          <table:table-cell table:style-name="ce8" table:formula="of:=([.B10]+[.E10]+[.H10])/3" office:value-type="float" office:value="1.62346371014913" calcext:value-type="float">
            <text:p>1.62346371014913</text:p>
          </table:table-cell>
          <table:table-cell table:style-name="ce1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hdfs:local:80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eelin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6:07:52.8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5:32:46.836000000</meta:creation-date>
    <dc:date>2022-01-21T17:01:04.969000000</dc:date>
    <meta:editing-duration>P1DT1H1M3S</meta:editing-duration>
    <meta:editing-cycles>2</meta:editing-cycles>
    <meta:generator>LibreOffice/7.1.3.2$Windows_X86_64 LibreOffice_project/47f78053abe362b9384784d31a6e56f8511eb1c1</meta:generator>
    <meta:document-statistic meta:table-count="1" meta:cell-count="60" meta:object-count="0"/>
  </office:meta>
</office:document-meta>
</file>